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heFirstShee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a quick brown fox jumps over the lazy dog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]+[.B3]"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d</text:p>
          </table:table-cell>
        </table:table-row>
      </table:table>
      <table:table table:name="theSecondSheet" table:style-name="ta1">
        <table:table-column table:style-name="co1" table:number-columns-repeated="38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number-columns-repeated="37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number-columns-repeated="3"/>
          <table:table-cell office:value-type="string" calcext:value-type="string">
            <text:p>$pattern</text:p>
          </table:table-cell>
          <table:table-cell table:number-columns-repeated="4" office:value-type="string" calcext:value-type="string">
            <text:p>x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myPat1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denom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3"/>
          <table:table-cell office:value-type="string" calcext:value-type="string">
            <text:p>$pattern</text:p>
          </table:table-cell>
          <table:table-cell table:number-columns-repeated="4" office:value-type="string" calcext:value-type="string">
            <text:p>x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0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myBass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num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3"/>
          <table:table-cell office:value-type="string" calcext:value-type="string">
            <text:p>$patter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table:number-columns-repeated="8" office:value-type="string" calcext:value-type="string">
            <text:p>e4</text:p>
          </table:table-cell>
          <table:table-cell table:number-columns-repeated="8" office:value-type="string" calcext:value-type="string">
            <text:p>c4</text:p>
          </table:table-cell>
          <table:table-cell table:number-columns-repeated="8" office:value-type="string" calcext:value-type="string">
            <text:p>d4</text:p>
          </table:table-cell>
          <table:table-cell table:number-columns-repeated="8" office:value-type="string" calcext:value-type="string">
            <text:p>b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ySynth</text:p>
          </table:table-cell>
          <table:table-cell table:number-columns-repeated="8" office:value-type="string" calcext:value-type="string">
            <text:p>b3</text:p>
          </table:table-cell>
          <table:table-cell table:number-columns-repeated="8" office:value-type="string" calcext:value-type="string">
            <text:p>g3</text:p>
          </table:table-cell>
          <table:table-cell table:number-columns-repeated="8" office:value-type="string" calcext:value-type="string">
            <text:p>a3</text:p>
          </table:table-cell>
          <table:table-cell table:number-columns-repeated="8" office:value-type="string" calcext:value-type="string">
            <text:p>f#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um</text:p>
          </table:table-cell>
          <table:table-cell table:number-columns-repeated="8" office:value-type="string" calcext:value-type="string">
            <text:p>g3</text:p>
          </table:table-cell>
          <table:table-cell table:number-columns-repeated="8" office:value-type="string" calcext:value-type="string">
            <text:p>e3</text:p>
          </table:table-cell>
          <table:table-cell table:number-columns-repeated="8" office:value-type="string" calcext:value-type="string">
            <text:p>f#3</text:p>
          </table:table-cell>
          <table:table-cell table:number-columns-repeated="8" office:value-type="string" calcext:value-type="string">
            <text:p>d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denom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2">00/00/0000</text:date>, <text:time style:data-style-name="N2" text:time-value="22:02:57.0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2T19:00:39.120000000</meta:creation-date>
    <dc:date>2023-03-12T16:12:36.544000000</dc:date>
    <meta:editing-duration>P2DT21H18M2S</meta:editing-duration>
    <meta:editing-cycles>21</meta:editing-cycles>
    <meta:generator>LibreOffice/7.0.5.2$Windows_X86_64 LibreOffice_project/64390860c6cd0aca4beafafcfd84613dd9dfb63a</meta:generator>
    <meta:document-statistic meta:table-count="2" meta:cell-count="172" meta:object-count="0"/>
  </office:meta>
</office:document-meta>
</file>